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Cambria" fo:font-size="12pt" style:font-name-asian="Times New Roman1" style:font-size-asian="12pt" style:font-name-complex="Times New Roman1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0pt" style:font-name-asian="Times New Roman1" style:font-size-asian="10pt" style:font-name-complex="Times New Roman1" style:font-size-complex="10pt" style:text-overline-style="solid" style:text-overline-width="auto" style:text-overline-color="font-color"/>
    </style:style>
    <style:style style:name="P3" style:family="paragraph" style:parent-style-name="Text_20_body">
      <style:text-properties style:font-name="Cambria"/>
    </style:style>
    <style:style style:name="P4" style:family="paragraph" style:parent-style-name="Text_20_body">
      <style:text-properties style:font-name="Cambria" fo:font-size="14pt" style:font-size-asian="14pt" style:font-size-complex="14pt"/>
    </style:style>
    <style:style style:name="P5" style:family="paragraph" style:parent-style-name="Text_20_body" style:list-style-name="L1">
      <style:text-properties style:font-name="Cambria" fo:font-size="14pt" style:font-size-asian="14pt" style:font-size-complex="14pt"/>
    </style:style>
    <style:style style:name="P6" style:family="paragraph" style:parent-style-name="Heading_20_1">
      <style:text-properties style:font-name="Cambria" fo:language="ru" fo:country="RU"/>
    </style:style>
    <style:style style:name="P7" style:family="paragraph" style:parent-style-name="Heading_20_1">
      <style:paragraph-properties fo:keep-with-next="always"/>
      <style:text-properties style:font-name="Cambria" fo:language="ru" fo:country="RU" style:font-name-asian="Arial Unicode MS" style:font-name-complex="Mangal"/>
    </style:style>
    <style:style style:name="T1" style:family="text">
      <style:text-properties fo:font-style="italic"/>
    </style:style>
    <style:style style:name="T2" style:family="text">
      <style:text-properties fo:font-style="italic" fo:font-weight="bold"/>
    </style:style>
    <style:style style:name="T3" style:family="text">
      <style:text-properties fo:font-weight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color="#000000"/>
    </style:style>
    <style:style style:name="T6" style:family="text">
      <style:text-properties fo:color="#000000"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"><draw:frame draw:style-name="fr1" draw:name="Графический объект1" text:anchor-type="as-char" svg:width="0.9cm" svg:height="0.9cm" draw:z-index="0"><draw:image xlink:href="../images/0643.png" xlink:type="simple" xlink:show="embed" xlink:actuate="onLoad"/></draw:frame></text:p>
          </table:table-cell>
          <table:table-cell table:style-name="Table1.B1" office:value-type="string">
            <text:h text:style-name="P6" text:outline-level="1">Объект общего вида</text:h>
          </table:table-cell>
        </table:table-row>
        <table:table-row>
          <table:table-cell table:style-name="Table1.A2" office:value-type="string">
            <text:p text:style-name="P2">в палитре</text:p>
          </table:table-cell>
          <table:table-cell table:style-name="Table1.B1" office:value-type="string">
            <text:h text:style-name="P7" text:outline-level="1">(Объект регулирования с «отрицательным» трением)</text:h>
          </table:table-cell>
        </table:table-row>
        <table:table-row table:style-name="Table1.3">
          <table:table-cell table:style-name="Table1.A1" office:value-type="string">
            <text:p text:style-name="P1"><draw:frame draw:style-name="fr2" draw:name="Графический объект2" text:anchor-type="as-char" svg:width="1.93cm" svg:height="1.88cm" draw:z-index="1"><draw:image xlink:href="../images/0643s.png" xlink:type="simple" xlink:show="embed" xlink:actuate="onLoad"/></draw:frame></text:p>
          </table:table-cell>
          <table:table-cell table:style-name="Table1.A1" office:value-type="string">
            <text:p text:style-name="P3"/>
          </table:table-cell>
        </table:table-row>
        <table:table-row table:style-name="Table1.3">
          <table:table-cell table:style-name="Table1.A4" office:value-type="string">
            <text:p text:style-name="P2">на схеме</text:p>
          </table:table-cell>
          <table:table-cell table:style-name="Table1.B4" office:value-type="string">
            <text:p text:style-name="P3"/>
          </table:table-cell>
        </table:table-row>
        <table:table-row table:style-name="Table1.3">
          <table:table-cell table:style-name="Table1.A2" table:number-columns-spanned="2" office:value-type="string">
            <text:p text:style-name="P4">Блок реализует математическую модель объекта регулирования, в том числе ротора ГД как механической системы общего вида с учетом действия гидромеханического момента сил давлений в гидролиниях ГД, внешнего возмущающего момента и сил сухого трения. </text:p>
            <text:p text:style-name="P4">Учитываются особенности моделирования движения объекта при наличии <text:span text:style-name="T2">зоны застоя и «отрицательного» трения</text:span>. Логически анализируются условия <text:span text:style-name="T1">останова</text:span> и <text:span text:style-name="T1">страгивания</text:span>. </text:p>
            <text:p text:style-name="P4">Событие изменения знака скорости регистрируется при сопоставлении данных расчета на предыдущем и текущем шагах. Событие страгивания возникает при превышении активного момента над значением силы трения<text:span text:style-name="T1">. </text:span></text:p>
            <text:p text:style-name="P4"><text:span text:style-name="T3">Внимание. </text:span>Приведенное ниже описание данного блока (входы, выходы, параметры и т.п.) выполнено на примере объекта регулирования в виде ротора ГД. </text:p>
            <text:p text:style-name="P4">Блок имеет <text:span text:style-name="T3">3</text:span> входных порта и <text:span text:style-name="T3">3 </text:span>выходных порта. </text:p>
            <text:p text:style-name="P4"><text:span text:style-name="T4">Входные порты</text:span>:</text:p>
            <text:p text:style-name="P4">На 1-ый входной порт (слева) подается сигнал, соответствующий значению момента <text:span text:style-name="T2">Md</text:span>, приложенного к валу ОР (развиваемого ИД на валу ОР);</text:p>
            <text:p text:style-name="P4">На 2-ой входной порт (слева) подается сигнал, соответствующий значению внешнего возмущающего момента <text:span text:style-name="T2">Mb</text:span>; </text:p>
            <text:p text:style-name="P4">На 3-ий входной порт (сверху) подается сигнал, соответствующий значению скорости на предыдущем шаге интегрирования <text:span text:style-name="T2">Omp</text:span>. </text:p>
            <text:p text:style-name="P4"><text:span text:style-name="T4">Выходные порты</text:span>:</text:p>
            <text:p text:style-name="P4">На 1-ом выходном порте (справа) формируется сигнал, соответствующий значению скорости ротора ГД <text:span text:style-name="T2">Om</text:span>; </text:p>
            <text:p text:style-name="P4"><text:soft-page-break/>На 2-ом выходном порте (справа) формируется сигнал, соответствующий значению угла поворота ротора ГД <text:span text:style-name="T2">alf</text:span>; </text:p>
            <text:p text:style-name="P4">На 3-ем выходном порте (снизу) формируется сигнал, соответствующий значению результирующего момента силы трения <text:span text:style-name="T2">MtOm</text:span> (с учетом фаз останова и движения и зависимости от скорости движения).</text:p>
            <text:p text:style-name="P4"><text:span text:style-name="T6">Свойства</text:span><text:span text:style-name="T5">: </text:span></text:p>
            <text:list xml:id="list6328463785738902935" text:style-name="L1">
              <text:list-item>
                <text:p text:style-name="P5"><text:span text:style-name="T1">Момент инерции</text:span> <text:span text:style-name="T2">J</text:span>, кг*м^2; </text:p>
              </text:list-item>
              <text:list-item>
                <text:p text:style-name="P5"><text:span text:style-name="T1">Коэффициент скоростного сопротивления </text:span><text:span text:style-name="T2">f</text:span>, Нм с/рад; </text:p>
              </text:list-item>
              <text:list-item>
                <text:p text:style-name="P5"><text:span text:style-name="T1">Коэффициент позиционной нагрузки </text:span><text:span text:style-name="T2">c</text:span>, Нм/рад; </text:p>
              </text:list-item>
              <text:list-item>
                <text:p text:style-name="P5"><text:span text:style-name="T1">Модуль значения момента сухого трения в фазе останова </text:span><text:span text:style-name="T2">Mto</text:span> (начала движения, страгивания), Нм;</text:p>
              </text:list-item>
              <text:list-item>
                <text:p text:style-name="P5"><text:span text:style-name="T1">Значение момента сухого трения в фазе движения </text:span><text:span text:style-name="T2">Mtd</text:span>, Нм;</text:p>
              </text:list-item>
              <text:list-item>
                <text:p text:style-name="P5"><text:span text:style-name="T1">Ограничение зоны «отрицательного» трения </text:span><text:span text:style-name="T2">Omt0</text:span><text:span text:style-name="T5">, рад/с; </text:span></text:p>
              </text:list-item>
              <text:list-item>
                <text:p text:style-name="P5"><text:span text:style-name="T1">Начальное значение скорости ротора </text:span><text:span text:style-name="T2">Om0</text:span>, рад/с;</text:p>
              </text:list-item>
              <text:list-item>
                <text:p text:style-name="P5"><text:span text:style-name="T1">Начальное значение угла поворота ротора </text:span><text:span text:style-name="T2">alf0</text:span>, рад.</text:p>
              </text:list-item>
            </text:list>
            <text:p text:style-name="P4"><text:span text:style-name="T4">Примечания</text:span>: </text:p>
            <text:p text:style-name="P4">1. Если какие-то именованные параметры математической модели в процессе моделирования изменяются, то в <text:span text:style-name="T2">Редакторе глобальных параметров Проекта </text:span>должны быть реализованы соответствующие расчетные соотношения.</text:p>
          </table:table-cell>
          <table:covered-table-cell/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3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1" style:font-size-asian="12pt" style:font-name-complex="Times New Roman1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Times New Roman2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>
        <style:tab-stops/>
        <style:background-image/>
      </style:paragraph-properties>
      <style:text-properties fo:color="#0000ff" style:font-name="Times New Roman3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Объект общего вида</dc:title>
    <dc:date>2014-12-09T23:54:08.04</dc:date>
    <meta:generator>OpenOffice/4.1.1$Win32 OpenOffice.org_project/411m6$Build-9775</meta:generator>
    <meta:editing-duration>PT3H29M45S</meta:editing-duration>
    <meta:editing-cycles>96</meta:editing-cycles>
    <meta:print-date>2011-11-10T16:21:48.35</meta:print-date>
    <meta:document-statistic meta:table-count="1" meta:image-count="2" meta:object-count="0" meta:page-count="2" meta:paragraph-count="30" meta:word-count="310" meta:character-count="2323"/>
    <meta:user-defined meta:name="Поле 1"/>
    <meta:user-defined meta:name="Поле 2"/>
    <meta:user-defined meta:name="Поле 3"/>
    <meta:user-defined meta:name="Поле 4"/>
  </office:meta>
</office:document-meta>
</file>